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cc00" style:font-name="Linux Libertine O" fo:font-size="396pt" fo:font-weight="bold" style:font-size-asian="396pt" style:font-weight-asian="bold" style:font-size-complex="396pt" style:font-weight-complex="bold"/>
    </style:style>
    <style:style style:name="T1" style:family="text">
      <style:text-properties fo:color="#ffcc00" style:font-name="Linux Libertine O" fo:font-size="396pt" fo:font-weight="bold" style:font-size-asian="396pt" style:font-weight-asian="bold" style:font-size-complex="3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11.956cm" svg:height="11.956cm" svg:x="4.044cm" svg:y="6.614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nux Libertine O" svg:font-family="'Linux Libertine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i Perälä</meta:initial-creator>
    <meta:creation-date>2016-06-05T17:27:49.072129317</meta:creation-date>
    <dc:date>2016-06-05T17:31:23.709940366</dc:date>
    <dc:creator>Harri Perälä</dc:creator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